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header-rows>
          <table:table-row table:style-name="ro1">
            <table:table-cell table:style-name="ce57" office:value-type="string" calcext:value-type="string">
              <text:p>DATA</text:p>
            </table:table-cell>
            <table:table-cell table:style-name="ce63" office:value-type="string" calcext:value-type="string">
              <text:p>NF - SERV. PROD. </text:p>
            </table:table-cell>
            <table:table-cell table:style-name="ce68" office:value-type="string" calcext:value-type="string">
              <text:p>R$</text:p>
            </table:table-cell>
            <table:table-cell table:style-name="ce72"/>
            <table:table-cell table:style-name="ce74" office:value-type="string" calcext:value-type="string">
              <text:p>PAGO</text:p>
            </table:table-cell>
            <table:table-cell table:style-name="ce68" office:value-type="string" calcext:value-type="string">
              <text:p>VALOR</text:p>
            </table:table-cell>
            <table:table-cell table:style-name="ce57" office:value-type="string" calcext:value-type="string">
              <text:p>DATA</text:p>
            </table:table-cell>
            <table:table-cell table:style-name="ce78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8" office:value-type="date" office:date-value="2024-01-31" calcext:value-type="date">
            <text:p>31/01/2024</text:p>
          </table:table-cell>
          <table:table-cell table:style-name="ce64" office:value-type="string" calcext:value-type="string">
            <text:p>Mens. 0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 office:value-type="string" calcext:value-type="string">
            <text:p/>
          </table:table-cell>
          <table:table-cell table:style-name="ce79" table:formula="of:=[.C2]-[.F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2-29" calcext:value-type="date">
            <text:p>29/02/2024</text:p>
          </table:table-cell>
          <table:table-cell table:style-name="ce64" office:value-type="string" calcext:value-type="string">
            <text:p>Mens. 0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3]-[.F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3-31" calcext:value-type="date">
            <text:p>31/03/2024</text:p>
          </table:table-cell>
          <table:table-cell table:style-name="ce64" office:value-type="string" calcext:value-type="string">
            <text:p>Mens. 03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4]-[.F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4-30" calcext:value-type="date">
            <text:p>30/04/2024</text:p>
          </table:table-cell>
          <table:table-cell table:style-name="ce64" office:value-type="string" calcext:value-type="string">
            <text:p>Mens. 04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5]-[.F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5-31" calcext:value-type="date">
            <text:p>31/05/2024</text:p>
          </table:table-cell>
          <table:table-cell table:style-name="ce64" office:value-type="string" calcext:value-type="string">
            <text:p>Mens. 05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6]-[.F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6-30" calcext:value-type="date">
            <text:p>30/06/2024</text:p>
          </table:table-cell>
          <table:table-cell table:style-name="ce64" office:value-type="string" calcext:value-type="string">
            <text:p>Mens. 06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7]-[.F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7-31" calcext:value-type="date">
            <text:p>31/07/2024</text:p>
          </table:table-cell>
          <table:table-cell table:style-name="ce64" office:value-type="string" calcext:value-type="string">
            <text:p>Mens. 07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4" office:value-type="string" calcext:value-type="string">
            <text:p>Mens. 08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4" office:value-type="string" calcext:value-type="string">
            <text:p>Mens. 09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0]-[.F1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4" office:value-type="string" calcext:value-type="string">
            <text:p>Mens. 10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1]-[.F1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4" office:value-type="string" calcext:value-type="string">
            <text:p>Mens. 1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2]-[.F1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4" office:value-type="string" calcext:value-type="string">
            <text:p>Mens. 1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3]-[.F1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4" office:value-type="string" calcext:value-type="string">
            <text:p>Mens. 0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4]-[.F1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4" office:value-type="string" calcext:value-type="string">
            <text:p>Mens. 0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5]-[.F1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4" office:value-type="string" calcext:value-type="string">
            <text:p>Mens. 03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6]-[.F1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4" office:value-type="string" calcext:value-type="string">
            <text:p>Mens. 04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7]-[.F1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4" office:value-type="string" calcext:value-type="string">
            <text:p>Mens. 05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8]-[.F1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4" office:value-type="string" calcext:value-type="string">
            <text:p>Mens. 06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9]-[.F1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Mens. 07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0]-[.F2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4" office:value-type="string" calcext:value-type="string">
            <text:p>Mens. 08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1]-[.F2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4" office:value-type="string" calcext:value-type="string">
            <text:p>Mens. 09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2]-[.F2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10-31" calcext:value-type="date">
            <text:p>31/10/2025</text:p>
          </table:table-cell>
          <table:table-cell table:style-name="ce64" office:value-type="string" calcext:value-type="string">
            <text:p>Mens. 10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3]-[.F2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23])" office:value-type="float" office:value="7040" calcext:value-type="float">
            <text:p>7.04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,</number:text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 DM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date-style style:name="N154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</number:time-style>
    <number:percentage-style style:name="N158">
      <number:number number:decimal-places="1" number:min-decimal-places="1" number:min-integer-digits="1"/>
      <number:text>%</number:text>
    </number:percentage-style>
    <number:date-style style:name="N159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7P0" style:volatile="true">
      <number:text>R$""""""""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""""""""""""""""""""""""""""""""""""""""""</number:text>
    </number:number-style>
    <number:number-style style:name="N169P1" style:volatile="true">
      <number:text>R$(""""""""""""""""""""""""""""""""""""""""""""""""""</number:text>
    </number:number-style>
    <number:number-style style:name="N169">
      <number:text>R$-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19.169922940">00:00:00</text:time></text:span><text:span text:style-name="MT2"><text:s/></text:span></text:p>
        </style:region-center>
        <style:region-right>
          <text:p><text:span text:style-name="MT4">Haras Brumont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Haras Brumont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19.1720345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1-03T17:17:19.461775921</dc:date>
    <meta:print-date>2019-12-10T15:22:29.903000000</meta:print-date>
    <dc:language>pt-PT</dc:language>
    <meta:editing-cycles>553</meta:editing-cycles>
    <meta:editing-duration>P1DT9M23S</meta:editing-duration>
    <meta:document-statistic meta:table-count="1" meta:cell-count="143" meta:object-count="0"/>
    <meta:user-defined meta:name="Info 0"/>
    <meta:user-defined meta:name="Info 1"/>
    <meta:user-defined meta:name="Info 2"/>
    <meta:user-defined meta:name="Info 3"/>
  </office:meta>
</office:document-meta>
</file>